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umberland" svg:font-family="Cumberland" style:font-family-generic="modern" style:font-pitch="fixed"/>
    <style:font-face style:name="Monaco" svg:font-family="Monaco" style:font-adornments="Standard"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Title">
      <style:paragraph-properties fo:text-align="end" style:justify-single-word="false"/>
    </style:style>
    <style:style style:name="P4" style:family="paragraph" style:parent-style-name="Subtitle">
      <style:paragraph-properties fo:text-align="end" style:justify-single-word="false"/>
    </style:style>
    <style:style style:name="P5" style:family="paragraph" style:parent-style-name="Heading_20_1">
      <style:paragraph-properties fo:break-before="pag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3cm" style:type="right" style:leader-style="dotted" style:leader-text="."/>
        </style:tab-stops>
      </style:paragraph-properties>
    </style:style>
    <style:style style:name="P8" style:family="paragraph" style:parent-style-name="Contents_20_2">
      <style:paragraph-properties>
        <style:tab-stops>
          <style:tab-stop style:position="12.501cm" style:type="right" style:leader-style="dotted" style:leader-text="."/>
        </style:tab-stops>
      </style:paragraph-properties>
    </style:style>
    <style:style style:name="P9" style:family="paragraph" style:parent-style-name="Contents_20_3">
      <style:paragraph-properties>
        <style:tab-stops>
          <style:tab-stop style:position="12.002cm"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Heading_20_1" style:master-page-name="Standard">
      <style:paragraph-properties style:page-number="1" fo:break-before="page"/>
    </style:style>
    <style:style style:name="P13" style:family="paragraph" style:parent-style-name="Title" style:master-page-name="First_20_Page">
      <style:paragraph-properties fo:text-align="end" style:justify-single-word="false" style:page-number="auto"/>
      <style:text-properties fo:color="#80808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cumentation</text:p>
      <text:p text:style-name="P3">„Pyxer Server“</text:p>
      <text:p text:style-name="P4">program version 0.1.0</text:p>
      <text:p text:style-name="P2"/>
      <text:p text:style-name="P2"/>
      <text:p text:style-name="P2"/>
      <text:p text:style-name="P2"/>
      <text:p text:style-name="P2">Dirk Holtwick</text:p>
      <text:p text:style-name="P2">Schreiberstr. 2</text:p>
      <text:p text:style-name="P2">47058 Duisburg</text:p>
      <text:p text:style-name="P2"/>
      <text:p text:style-name="P2"><text:s/>0179 4938619</text:p>
      <text:p text:style-name="P2"><text:a xlink:type="simple" xlink:href="mailto:holtwick@web.de">holtwick@web.de</text:a></text:p>
      <text:p text:style-name="P2"/>
      <text:p text:style-name="P2"/>
      <text:p text:style-name="P2"/>
      <text:p text:style-name="P2">Dokument Revision 1.0.<text:editing-cycles>14</text:editing-cycles></text:p>
      <text:p text:style-name="P2">of <text:modification-date style:data-style-name="N81">10. June 2008</text:modification-date></text:p>
      <text:p text:style-name="P1"/>
      <text:p text:style-name="P1"/>
      <text:p text:style-name="P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text/>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Table of Contents</text:p>
          </text:index-title>
          <text:p text:style-name="P7">1 Abstract <text:tab/> 1</text:p>
          <text:p text:style-name="P8">1.1 Installation <text:tab/> 1</text:p>
          <text:p text:style-name="P8">1.2 Hello World <text:tab/> 1</text:p>
          <text:p text:style-name="P8">1.3 Method <text:tab/> 1</text:p>
          <text:p text:style-name="P8">1.4 Template <text:tab/> 1</text:p>
          <text:p text:style-name="P9">Variables and expressions<text:tab/>1</text:p>
          <text:p text:style-name="P9">Commands<text:tab/>1</text:p>
          <text:p text:style-name="P9">Includes and extends<text:tab/>2</text:p>
          <text:p text:style-name="P8">1.5 Verschiedene Framworks <text:tab/> 2</text:p>
          <text:p text:style-name="P9">Paster<text:tab/>2</text:p>
          <text:p text:style-name="P9">Google Appengine<text:tab/>2</text:p>
          <text:p text:style-name="P7">2 Changelog of this document <text:tab/> 3</text:p>
        </text:index-body>
      </text:table-of-content>
      <text:p text:style-name="Standard"/>
      <text:p text:style-name="Standard"/>
      <text:h text:style-name="P12" text:outline-level="1">Abstract</text:h>
      <text:p text:style-name="Text_20_body">The Pyxer Server is a very simple Python Web Framework that aims to makes starting a new project as easy as it can be. It still works respecting the MVC concept but the files can be mixed in one directory. For a high end solution you should consider using Pylons, TurboGears, Django and similar.</text:p>
      <text:p text:style-name="Text_20_body">This work is inspired by <text:a xlink:type="simple" xlink:href="http://pythonpaste.org/webob/do-it-yourself.html">http://pythonpaste.org/webob/do-it-yourself.html</text:a> </text:p>
      <text:h text:style-name="Heading_20_2" text:outline-level="2">Installation</text:h>
      <text:p text:style-name="Text_20_body">Requires: webob, html5lib, beaker</text:p>
      <text:h text:style-name="Heading_20_2" text:outline-level="2">Hello World</text:h>
      <text:p text:style-name="Text_20_body">For a simple „Hello World“ just put an „index.html“ file into the site directory with the following content: </text:p>
      <text:p text:style-name="Preformatted_20_Text">Hello World</text:p>
      <text:p text:style-name="Standard"/>
      <text:p text:style-name="Text_20_body">This works just like a static server. To use a controller put a file „__init__.py“ into that directory with the following content:</text:p>
      <text:p text:style-name="Preformatted_20_Text">@controller</text:p>
      <text:p text:style-name="Preformatted_20_Text">def index(req):</text:p>
      <text:p text:style-name="Preformatted_20_Text"><text:s text:c="4"/>return „Hello World“</text:p>
      <text:p text:style-name="Standard"/>
      <text:h text:style-name="Heading_20_2" text:outline-level="2">Method</text:h>
      <text:p text:style-name="Standard">/foo/bar.html</text:p>
      <text:p text:style-name="Standard"/>
      <text:list text:style-name="L1">
        <text:list-item>
          <text:p text:style-name="P10">Looks for a controller (foo/bar/__init__py:bar)</text:p>
          <text:list>
            <text:list-item>
              <text:p text:style-name="P10">If the controller returns a dictionary this will be applied to template (step 2)</text:p>
            </text:list-item>
          </text:list>
        </text:list-item>
        <text:list-item>
          <text:p text:style-name="P10">Looks for the template (foo/bar.html)</text:p>
        </text:list-item>
      </text:list>
      <text:p text:style-name="Standard"/>
      <text:h text:style-name="Heading_20_2" text:outline-level="2">Templating</text:h>
      <text:p text:style-name="Text_20_body">Pyxer offers yet another templating language that is very close to Genshi and Kit. As the former did not work with Google AppEngine at the moment of birth of Pyxer the new templating tools had been implemented. It is based on html5lib.</text:p>
      <text:h text:style-name="Heading_20_3" text:outline-level="3">Variables and expressions</text:h>
      <text:p text:style-name="Text_20_body">The default templating works similar to most known other templating languages. <text:s/>Variables and expressions are realized like $&lt;varname&gt; (where &lt;varname&gt; may contain dots!) and ${&lt;expression&gt;}:</text:p>
      <text:p text:style-name="Preformatted_20_Text">Hello ${name.capitalize()}, you won $price.<text:line-break/>$item.amount times $item.name.</text:p>
      <text:p text:style-name="Text_20_body"/>
      <text:h text:style-name="Heading_20_3" text:outline-level="3"><text:soft-page-break/>Commands</text:h>
      <text:p text:style-name="Text_20_body">Commands are the same as used by Python. The only difference is, that you have to tell that a block ends by calling the command “end” (not needed for “else” and “elif”):</text:p>
      <text:p text:style-name="Preformatted_20_Text">&lt;% def address(name): %&gt;</text:p>
      <text:p text:style-name="Preformatted_20_Text"><text:s text:c="2"/>ABCDEF Company</text:p>
      <text:p text:style-name="Preformatted_20_Text"><text:s text:c="2"/>&lt;% if name: %&gt;</text:p>
      <text:p text:style-name="Preformatted_20_Text"><text:s text:c="4"/>Your contact: $name</text:p>
      <text:p text:style-name="Preformatted_20_Text"><text:s text:c="2"/>&lt;% else: %&gt;</text:p>
      <text:p text:style-name="Preformatted_20_Text"><text:s text:c="4"/>Unknown contact!</text:p>
      <text:p text:style-name="Preformatted_20_Text"><text:s text:c="2"/>&lt;% end %&gt;</text:p>
      <text:p text:style-name="Preformatted_20_Text">&lt;% end %&gt;</text:p>
      <text:p text:style-name="Preformatted_20_Text"/>
      <text:p text:style-name="Preformatted_20_Text">&lt;% for name in ['Tom', 'Fred']: %&gt;</text:p>
      <text:p text:style-name="Preformatted_20_Text"><text:s text:c="2"/>${ address(name) }</text:p>
      <text:p text:style-name="Preformatted_20_Text">&lt;% end %&gt;</text:p>
      <text:p text:style-name="Text_20_body"/>
      <text:h text:style-name="Heading_20_3" text:outline-level="3">Includes and extends</text:h>
      <text:p text:style-name="Text_20_body">You can insert content of other templates by using “include”:</text:p>
      <text:p text:style-name="Preformatted_20_Text">&lt;% include(filename) %&gt;</text:p>
      <text:p text:style-name="Text_20_body"/>
      <text:p text:style-name="Text_20_body">More sophisticated is the extension of a file. </text:p>
      <text:p text:style-name="Preformatted_20_Text">&lt;% extends('b.html') %&gt;</text:p>
      <text:p text:style-name="Preformatted_20_Text">&lt;% def content(): %&gt;</text:p>
      <text:p text:style-name="Preformatted_20_Text"><text:s text:c="2"/>Here goes the content</text:p>
      <text:p text:style-name="Preformatted_20_Text">&lt;% end %&gt;</text:p>
      <text:p text:style-name="Text_20_body">File “a.html”</text:p>
      <text:p text:style-name="Text_20_body"/>
      <text:p text:style-name="Preformatted_20_Text">&lt;% content() %&gt;</text:p>
      <text:p text:style-name="Text_20_body">File “b.html”</text:p>
      <text:h text:style-name="Heading_20_3" text:outline-level="3">HTML Attriutes</text:h>
      <text:p text:style-name="Text_20_body">These are also known form many templating languages like Genshi. They are used like this:</text:p>
      <text:p text:style-name="Text_20_body">&lt;div py:if=”name.startswith('tom ')”&gt;Welcome $name&lt;/div&gt;</text:p>
      <text:p text:style-name="Text_20_body">xxx</text:p>
      <text:h text:style-name="Heading_20_2" text:outline-level="2">Verschiedene Framworks</text:h>
      <text:h text:style-name="Heading_20_3" text:outline-level="3">Paster</text:h>
      <text:p text:style-name="Text_20_body">paster serve --reload development.ini</text:p>
      <text:h text:style-name="Heading_20_3" text:outline-level="3"><text:soft-page-break/>Google Appengine</text:h>
      <text:p text:style-name="Text_20_body">gapp .</text:p>
      <text:h text:style-name="P5" text:outline-level="1">Changelog of this document</text:h>
      <text:p text:style-name="Standard"/>
      <text:list text:style-name="L2">
        <text:list-item>
          <text:p text:style-name="P11">2008-05-16, Initial version</text:p>
        </text:list-item>
        <text:list-item>
          <text:p text:style-name="P11">2008-05-21, Templa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umberland" svg:font-family="Cumberland" style:font-family-generic="modern" style:font-pitch="fixed"/>
    <style:font-face style:name="Monaco" svg:font-family="Monaco" style:font-adornments="Standard"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cm" fo:margin-bottom="0.21cm" style:page-number="auto" fo:background-color="transparent" style:shadow="none" fo:keep-with-next="always">
        <style:tab-stops/>
        <style:background-image/>
      </style:paragraph-properties>
      <style:text-properties style:font-name="Calibri"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color="#333333"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Preformatted_20_Text" style:display-name="Preformatted Text" style:family="paragraph" style:parent-style-name="Standard" style:class="html" style:master-page-name="">
      <style:paragraph-properties fo:margin-top="0cm" fo:margin-bottom="0cm" fo:keep-together="always" style:page-number="auto" fo:background-color="transparent" fo:padding="0.25cm" fo:border="0.002cm solid #808080" style:shadow="none" fo:keep-with-next="always">
        <style:tab-stops/>
        <style:background-image/>
      </style:paragraph-properties>
      <style:text-properties style:font-name="Monaco" fo:font-size="8pt" fo:font-weight="100" style:font-name-asian="Cumberland" style:font-size-asian="10pt" style:font-name-complex="Cumberland"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style>
    <style:style style:name="Example" style:family="text">
      <style:text-properties style:font-name="Cumberland" style:font-name-asian="Cumberland" style:font-name-complex="Cumberland"/>
    </style:style>
    <style:style style:name="Inhaltsverzeichnis_20_Punkte" style:display-name="Inhaltsverzeichnis Punkte" style:family="text">
      <style:text-properties fo:color="#c0c0c0" style:font-name="Calibri" fo:background-color="transparen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fo:background-color="transparent" style:font-size-asian="10.5pt"/>
    </style:style>
    <style:style style:name="Line_20_numbering" style:display-name="Line numbering" style:family="text"/>
    <style:style style:name="Visited_20_Internet_20_Link" style:display-name="Visited Internet Link" style:family="text">
      <style:text-properties fo:color="#000080" style:text-underline-style="solid" style:text-underline-width="auto" style:text-underline-color="font-color"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6.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6.001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ab/><text:tab/>page <text:page-number text:select-page="current">4</text:page-number></text:p>
      </style:footer>
    </style:master-page>
    <style:master-page style:name="First_20_Page" style:display-name="First Page" style:page-layout-name="pm2" style:next-style-name="Index"/>
    <style:master-page style:name="Index"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Dirk Holtwick</meta:initial-creator>
    <meta:creation-date>2008-05-16T15:37:34</meta:creation-date>
    <dc:creator>Dirk Holtwick</dc:creator>
    <dc:date>2008-06-10T17:48:10</dc:date>
    <dc:language>de-DE</dc:language>
    <meta:editing-cycles>14</meta:editing-cycles>
    <meta:editing-duration>PT52M29S</meta:editing-duration>
    <meta:user-defined meta:name="Info 1"/>
    <meta:user-defined meta:name="Info 2"/>
    <meta:user-defined meta:name="Info 3"/>
    <meta:user-defined meta:name="Info 4"/>
    <meta:document-statistic meta:table-count="0" meta:image-count="0" meta:object-count="0" meta:page-count="6" meta:paragraph-count="82" meta:word-count="441" meta:character-count="2814"/>
  </office:meta>
</office:document-meta>
</file>